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list-style-name="L2"/>
    <style:style style:name="P2" style:family="paragraph" style:parent-style-name="Text_20_body" style:list-style-name="">
      <style:paragraph-properties fo:text-align="center" style:justify-single-word="false"/>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Heading_20_1" style:list-style-name="">
      <style:paragraph-properties fo:text-align="center" style:justify-single-word="false"/>
    </style:style>
    <style:style style:name="P5" style:family="paragraph" style:parent-style-name="Table_20_Contents">
      <style:paragraph-properties fo:text-align="end"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s text:c="2"/>Especialización en Sistemas y Servicios Distribuidos </text:h>
      <text:p text:style-name="P2"/>
      <text:h text:style-name="Heading_20_1" text:outline-level="1">Trabajo Integrador </text:h>
      <text:p text:style-name="Text_20_body"/>
      <text:p text:style-name="Text_20_body"><text:span text:style-name="T1">Titulo</text:span>: <text:s/><text:title>Análisis de implementación de sistemas de Computo Voluntario Rentable</text:title></text:p>
      <text:p text:style-name="Text_20_body"><text:span text:style-name="T1">Director</text:span>: Pablo Pásera</text:p>
      <text:p text:style-name="Text_20_body"><text:span text:style-name="T1">Colaboradores</text:span>: papi embudos </text:p>
      <text:p text:style-name="Text_20_body"><text:span text:style-name="T1">Autores</text:span><text:span text:style-name="T2">: </text:span><text:span text:style-name="T2"><text:user-defined text:name="Autores">Eduardo Sanchez, Javier Jorge</text:user-defined></text:span></text:p>
      <text:p text:style-name="Text_20_body"><text:span text:style-name="T1">Tema</text:span>: <text:subject>Computo voluntario</text:subject></text:p>
      <text:h text:style-name="Heading_20_2" text:outline-level="2"><text:span text:style-name="T1">Resumen</text:span></text:h>
      <text:h text:style-name="Heading_20_3" text:outline-level="3"><text:span text:style-name="T1">Motivación</text:span></text:h>
      <text:p text:style-name="P3">Cada vez mas personas tienen una computadora en sus casas y esta permanece encendida la mayor parte del tiempo y con una gran capacidad de cómputo ocioso. Para aprovechar esta capacidad se puede ofrecer la PC para realizar tareas de cómputo voluntario. El problema es que los sistemas de computación voluntaria no ofrecen algún sistema de retribución a los usuarios. La idea de este trabajo es diseñar una arquitectura para dar soporte a este sistema y ademas analizar la posibilidad de brindar una retribución a los usuarios que ofrezcan sus sistemas como huéspedes.</text:p>
      <text:h text:style-name="Heading_20_3" text:outline-level="3">Objetivos</text:h>
      <text:list xml:id="list1505604594" text:style-name="L2">
        <text:list-item>
          <text:p text:style-name="P1">Proponer una arquitectura de software que posibilite hacer computo voluntario teniendo en cuenta:</text:p>
          <text:list>
            <text:list-item>
              <text:p text:style-name="P1">Seguridad. </text:p>
              <text:list>
                <text:list-item>
                  <text:p text:style-name="P1">Evitar que se adulteren resultados.</text:p>
                </text:list-item>
                <text:list-item>
                  <text:p text:style-name="P1">Autenticación de usuarios.</text:p>
                </text:list-item>
              </text:list>
            </text:list-item>
            <text:list-item>
              <text:p text:style-name="P1">Descubrimiento de usuarios y caracterización de los mismos.</text:p>
            </text:list-item>
            <text:list-item>
              <text:p text:style-name="P1">Distribución de trabajo.</text:p>
            </text:list-item>
            <text:list-item>
              <text:p text:style-name="P1">Retribución.</text:p>
            </text:list-item>
          </text:list>
        </text:list-item>
        <text:list-item>
          <text:p text:style-name="P1">Búsqueda de herramientas para llevar a cabo la infraestructura propuesta </text:p>
        </text:list-item>
        <text:list-item>
          <text:p text:style-name="P1">Propuesta de implementación.</text:p>
        </text:list-item>
        <text:list-item>
          <text:p text:style-name="P1"><text:soft-page-break/>Implementación (tentativa).</text:p>
        </text:list-item>
      </text:list>
      <text:h text:style-name="Heading_20_3" text:outline-level="3">Metodología a seguir</text:h>
      <text:p text:style-name="Text_20_bod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A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1" style:font-size-asian="24pt" style:font-weight-asian="bold" style:font-name-complex="DejaVu Sans1" style:font-size-complex="24pt" style:font-weight-complex="bold"/>
    </style:style>
    <style:style style:name="Heading_20__28_user_29_" style:display-name="Heading (user)" style:family="paragraph" style:parent-style-name="Standard" style:next-style-name="Text_20_body">
      <style:paragraph-properties fo:margin-top="0.1665in" fo:margin-bottom="0.0835in" fo:keep-with-next="always"/>
      <style:text-properties style:font-name="Arial" fo:font-size="14pt" style:font-name-complex="Arial" style:font-size-complex="14pt"/>
    </style:style>
    <style:style style:name="heading_20_1" style:display-name="heading 1" style:family="paragraph" style:parent-style-name="Heading_20__28_user_29_" style:next-style-name="Text_20_body" style:default-outline-level="1" style:list-style-name="">
      <style:text-properties style:font-name="Times New Roman" fo:font-size="24pt" fo:font-weight="bold" style:font-name-complex="Times New Roman"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1" style:font-size-asian="18pt" style:font-weight-asian="bold" style:font-name-complex="DejaVu Sans1"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a1" style:family="table">
      <style:table-properties style:width="6.6931in" table:align="margins"/>
    </style:style>
    <style:style style:name="Tabla1.A" style:family="table-column">
      <style:table-column-properties style:column-width="3.3465in" style:rel-column-width="32767*"/>
    </style:style>
    <style:style style:name="Tabla1.A1" style:family="table-cell">
      <style:table-cell-properties fo:padding="0.0382in" fo:border-left="none" fo:border-right="none" fo:border-top="none" fo:border-bottom="0.0007in solid #000000"/>
    </style:style>
    <style:style style:name="MP1" style:family="paragraph" style:parent-style-name="Table_20_Contents">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true"/>
      </style:header-style>
      <style:footer-style>
        <style:header-footer-properties fo:min-height="0.4in" fo:margin-left="0in" fo:margin-right="0in" fo:margin-top="0.2in"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a1" table:style-name="Tabla1">
          <table:table-column table:style-name="Tabla1.A" table:number-columns-repeated="2"/>
          <table:table-row>
            <table:table-cell table:style-name="Tabla1.A1" office:value-type="string">
              <text:p text:style-name="Table_20_Contents"><text:title>Análisis de implementación de sistemas de Computo Voluntario Rentable</text:title></text:p>
            </table:table-cell>
            <table:table-cell table:style-name="Tabla1.A1" office:value-type="string">
              <text:p text:style-name="MP1"><text:user-defined text:name="Autores">Eduardo Sanchez, Javier Jorge</text:user-defined></text:p>
              <text:p text:style-name="MP1"><text:date style:data-style-name="N37" text:date-value="2010-07-04T00:14:03.99" text:fixed="true">04/07/10</text:date></text:p>
            </table:table-cell>
          </table:table-row>
        </table:table>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vier jorge</meta:initial-creator>
    <meta:creation-date>2010-07-03T21:01:03</meta:creation-date>
    <meta:editing-cycles>1</meta:editing-cycles>
    <meta:editing-duration>PT00H12M24S</meta:editing-duration>
    <dc:description>
Director: Pablo Pásera
Colaboradores: papi embudos 

Resumen
Motivación
Cada vez mas personas tienen una computadora en sus casas y esta permanece encendida la mayor parte del tiempo y con una gran capacidad de cómputo ocioso. Para aprovechar esta capacidad se puede ofrecer la PC para realizar tareas de cómputo voluntario. El problema es que los sistemas de computación voluntaria no ofrecen algún sistema de retribución a los usuarios. La idea de este trabajo es diseñar una arquitectura para dar soporte a este sistema y ademas analizar la posibilidad de brindar una retribución a los usuarios que ofrezcan sus sistemas como huéspedes.</dc:description>
    <meta:keyword>Computo voluntario</meta:keyword>
    <meta:keyword>sistemas distribuidos</meta:keyword>
    <meta:keyword>seguridad</meta:keyword>
    <dc:subject>Computo voluntario</dc:subject>
    <dc:title>Análisis de implementación de sistemas de Computo Voluntario Rentable</dc:title>
    <meta:document-statistic meta:table-count="1" meta:image-count="0" meta:object-count="0" meta:page-count="2" meta:paragraph-count="26" meta:word-count="205" meta:character-count="1401"/>
    <dc:date>2010-07-04T00:16:56</dc:date>
    <dc:creator>Javier jorge</dc:creator>
    <meta:generator>OpenOffice.org/3.2$Linux OpenOffice.org_project/320m12$Build-9483</meta:generator>
    <meta:user-defined meta:name="Autores">Eduardo Sanchez, Javier Jorge</meta:user-defined>
  </office:meta>
</office:document-meta>
</file>